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BANDO PLASENCIA, JOSE ESMILD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BANDO PLASENCIA, JOSE ESMILD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716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BANDO PLASENCIA, DIANA MARILE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74150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17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